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MT" svg:font-family="&quot;Arial MT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</style:style>
    <style:style style:name="ce2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/>
      <style:text-properties fo:color="#3366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color="#FF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cell-protect="protecte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99"/>
    </style:style>
    <style:style style:name="ce29" style:family="table-cell" style:parent-style-name="Default" style:data-style-name="N0">
      <style:table-cell-properties style:vertical-align="automatic" fo:background-color="#FFFF9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99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background-color="transparent"/>
    </style:style>
    <style:style style:name="ce40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automatic" fo:background-color="#C0C0C0" style:cell-protect="protected"/>
      <style:text-properties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48" style:family="table-cell" style:parent-style-name="Default" style:data-style-name="N36">
      <style:table-cell-properties style:vertical-align="automatic"/>
    </style:style>
    <style:style style:name="ce49" style:family="table-cell" style:parent-style-name="Default" style:data-style-name="N36">
      <style:table-cell-properties style:vertical-align="automatic" fo:background-color="transparent" style:cell-protect="protected"/>
      <style:text-properties fo:color="#FF0000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51" style:family="table-cell" style:parent-style-name="Default" style:data-style-name="N36">
      <style:table-cell-properties fo:border="thin solid #000000" style:vertical-align="automatic" fo:background-color="#C0C0C0"/>
      <style:text-properties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37">
      <style:table-cell-properties fo:border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automatic" fo:background-color="#FF99CC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6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99CC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63" style:family="table-cell" style:parent-style-name="Default" style:data-style-name="N37">
      <style:table-cell-properties fo:border="thin solid #000000" style:vertical-align="automatic" fo:background-color="#99CCFF" style:cell-protect="protected"/>
      <style:text-properties fo:font-size="10pt" style:font-size-asian="10pt" style:font-size-complex="10pt" style:font-family-generic="swiss"/>
    </style:style>
    <style:style style:name="ce64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CC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65" style:family="table-cell" style:parent-style-name="Default" style:data-style-name="N37">
      <style:table-cell-properties fo:border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="thin solid #000000" style:vertical-align="automatic" fo:background-color="#BFBFBF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67" style:family="table-cell" style:parent-style-name="Default" style:data-style-name="N3">
      <style:table-cell-properties fo:border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6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6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CC" style:cell-protect="protected"/>
      <style:text-properties fo:font-size="10pt" style:font-size-asian="10pt" style:font-size-complex="10pt" style:font-family-generic="swiss"/>
    </style:style>
    <style:style style:name="ce70" style:family="table-cell" style:parent-style-name="Default" style:data-style-name="N3">
      <style:table-cell-properties fo:border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7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7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CC" style:cell-protect="protected"/>
      <style:text-properties fo:font-size="10pt" style:font-size-asian="10pt" style:font-size-complex="10pt" style:font-family-generic="swiss"/>
    </style:style>
    <style:style style:name="ce7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37">
      <style:table-cell-properties fo:border="thin solid #000000" style:vertical-align="automatic" fo:background-color="#FF99CC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78" style:family="table-cell" style:parent-style-name="Default" style:data-style-name="N3">
      <style:table-cell-properties fo:border="thin solid #000000" style:vertical-align="automatic" fo:background-color="#FFFFCC" style:cell-protect="protected"/>
      <style:text-properties fo:font-size="10pt" style:font-size-asian="10pt" style:font-size-complex="10pt" style:font-family-generic="swiss"/>
    </style:style>
    <style:style style:name="ce79" style:family="table-cell" style:parent-style-name="Default" style:data-style-name="N37">
      <style:table-cell-properties fo:border="thin solid #000000" style:vertical-align="automatic" fo:background-color="#FFFFCC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80" style:family="table-cell" style:parent-style-name="Default" style:data-style-name="N37">
      <style:table-cell-properties style:vertical-align="automatic" fo:background-color="transparent" style:cell-protect="protected"/>
      <style:text-properties fo:font-size="10pt" style:font-size-asian="10pt" style:font-size-complex="10pt" style:font-family-generic="swiss"/>
    </style:style>
    <style:style style:name="ce81" style:family="table-cell" style:parent-style-name="Default" style:data-style-name="N3">
      <style:table-cell-properties fo:border="thin solid #000000" style:vertical-align="automatic" fo:background-color="#FF99CC"/>
      <style:text-properties fo:font-size="10pt" style:font-size-asian="10pt" style:font-size-complex="10pt" style:font-family-generic="swiss"/>
    </style:style>
    <style:style style:name="ce82" style:family="table-cell" style:parent-style-name="Default" style:data-style-name="N3">
      <style:table-cell-properties fo:border="thin solid #000000" style:vertical-align="automatic" fo:background-color="#BFBFBF"/>
      <style:text-properties fo:font-size="10pt" style:font-size-asian="10pt" style:font-size-complex="10pt" style:font-family-generic="swiss"/>
    </style:style>
    <style:style style:name="ce83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8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8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8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87" style:family="table-cell" style:parent-style-name="Default" style:data-style-name="N36">
      <style:table-cell-properties fo:border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88" style:family="table-cell" style:parent-style-name="Default" style:data-style-name="N36">
      <style:table-cell-properties fo:border="thin solid #000000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8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90" style:family="table-cell" style:parent-style-name="Default" style:data-style-name="N36">
      <style:table-cell-properties fo:border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91" style:family="table-cell" style:parent-style-name="Default" style:data-style-name="N37">
      <style:table-cell-properties fo:border="thin solid #000000" style:vertical-align="automatic" fo:background-color="#FFFFCC" style:cell-protect="protected"/>
      <style:text-properties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 style:font-family-generic="swiss"/>
    </style:style>
    <style:style style:name="ce94" style:family="table-cell" style:parent-style-name="Default" style:data-style-name="N0">
      <style:table-cell-properties fo:border="thin solid #000000" style:vertical-align="automatic" fo:background-color="#FF99CC" style:cell-protect="protected"/>
      <style:text-properties fo:font-size="10pt" style:font-size-asian="10pt" style:font-size-complex="10pt" style:font-family-generic="swiss"/>
    </style:style>
    <style:style style:name="ce95" style:family="table-cell" style:parent-style-name="Default" style:data-style-name="N0">
      <style:table-cell-properties fo:border="thin solid #000000" style:vertical-align="automatic" fo:background-color="#BFBFBF" style:cell-protect="protected"/>
      <style:text-properties fo:font-size="10pt" style:font-size-asian="10pt" style:font-size-complex="10pt" style:font-family-generic="swiss"/>
    </style:style>
    <style:style style:name="ce96" style:family="table-cell" style:parent-style-name="Default" style:data-style-name="N36">
      <style:table-cell-properties fo:border="thin solid #000000"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98" style:family="table-cell" style:parent-style-name="Default" style:data-style-name="N36">
      <style:table-cell-properties fo:border="thin solid #000000" style:vertical-align="automatic" fo:background-color="#FF99CC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99" style:family="table-cell" style:parent-style-name="Default" style:data-style-name="N0">
      <style:table-cell-properties fo:border="thin solid #000000" style:vertical-align="automatic" fo:background-color="#FF99CC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100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</style:style>
    <style:style style:name="ce101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10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103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/>
    </style:style>
    <style:style style:name="ce104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105" style:family="table-cell" style:parent-style-name="Default" style:data-style-name="N0">
      <style:table-cell-properties style:vertical-align="automatic" fo:background-color="transparent"/>
    </style:style>
    <style:style style:name="ce10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13.41437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0.211666666666667cm"/>
    </style:style>
    <style:style style:name="co7" style:family="table-column">
      <style:table-column-properties fo:break-before="auto" style:column-width="0.714375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6a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7" table:default-cell-style-name="ce105"/>
        <table:table-column table:style-name="co8" table:default-cell-style-name="ce6"/>
        <table:table-column table:style-name="co9" table:number-columns-repeated="3" table:default-cell-style-name="ce6"/>
        <table:table-column table:style-name="co10" table:number-columns-repeated="7" table:default-cell-style-name="ce6"/>
        <table:table-column table:style-name="co9" table:number-columns-repeated="16339" table:default-cell-style-name="ce6"/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5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office:value-type="string" table:style-name="ce8">
            <text:p>NORTHERN IRELAND WATER LIMITED - ANNUAL INFORMATION RETURN</text:p>
          </table:table-cell>
          <table:table-cell table:style-name="ce9"/>
          <table:table-cell table:style-name="ce10"/>
          <table:table-cell table:number-columns-repeated="28" table:style-name="ce11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number-columns-repeated="31" table:style-name="ce11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office:value-type="string" table:style-name="ce13">
            <text:p>ANNUAL INFORMATION RETURN - TABLE 6A <text:s text:c="2"/>BAD DEBT<text:s/></text:p>
          </table:table-cell>
          <table:table-cell table:number-columns-repeated="4"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office:value-type="string" table:style-name="ce15">
            <text:p>OUTSTANDING REVENUE AND BREAKDOWN OF CUSTOMER SERVICES OPERATING EXPENDITURE (TOTAL)</text:p>
          </table:table-cell>
          <table:table-cell table:number-columns-repeated="4"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4"/>
          <table:table-cell table:number-columns-repeated="2" table:style-name="ce11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number-columns-repeated="5" table:style-name="ce16"/>
          <table:table-cell office:value-type="float" office:value="1" table:number-columns-spanned="2" table:number-rows-spanned="1" table:style-name="ce109">
            <text:p>1</text:p>
          </table:table-cell>
          <table:covered-table-cell/>
          <table:table-cell table:style-name="ce19"/>
          <table:table-cell office:value-type="float" office:value="2" table:number-columns-spanned="2" table:number-rows-spanned="1" table:style-name="ce109">
            <text:p>2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3" table:number-columns-spanned="2" table:number-rows-spanned="1" table:style-name="ce109">
            <text:p>3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4" table:number-columns-spanned="2" table:number-rows-spanned="1" table:style-name="ce109">
            <text:p>4</text:p>
          </table:table-cell>
          <table:covered-table-cell/>
          <table:table-cell table:style-name="ce16"/>
          <table:table-cell office:value-type="float" office:value="5" table:number-columns-spanned="2" table:number-rows-spanned="1" table:style-name="ce109">
            <text:p>5</text:p>
          </table:table-cell>
          <table:covered-table-cell/>
          <table:table-cell table:style-name="ce16"/>
          <table:table-cell office:value-type="float" office:value="6" table:number-columns-spanned="2" table:number-rows-spanned="1" table:style-name="ce109">
            <text:p>6</text:p>
          </table:table-cell>
          <table:covered-table-cell/>
          <table:table-cell table:style-name="ce16"/>
          <table:table-cell office:value-type="float" office:value="7" table:number-columns-spanned="2" table:number-rows-spanned="1" table:style-name="ce109">
            <text:p>7</text:p>
          </table:table-cell>
          <table:covered-table-cell/>
          <table:table-cell table:style-name="ce16"/>
          <table:table-cell office:value-type="float" office:value="8" table:number-columns-spanned="2" table:number-rows-spanned="1" table:style-name="ce109">
            <text:p>8</text:p>
          </table:table-cell>
          <table:covered-table-cell/>
          <table:table-cell table:style-name="ce16"/>
          <table:table-cell office:value-type="float" office:value="9" table:number-columns-spanned="2" table:number-rows-spanned="1" table:style-name="ce109">
            <text:p>9</text:p>
          </table:table-cell>
          <table:covered-table-cell/>
          <table:table-cell table:style-name="ce20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style-name="ce21"/>
          <table:table-cell table:style-name="ce22"/>
          <table:table-cell table:number-columns-repeated="2" table:style-name="ce23"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2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2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2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16"/>
          <table:table-cell office:value-type="string" table:number-columns-spanned="2" table:number-rows-spanned="1" table:style-name="ce108">
            <text:p>REPORTING</text:p>
          </table:table-cell>
          <table:covered-table-cell/>
          <table:table-cell table:style-name="ce27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style-name="ce28"/>
          <table:table-cell office:value-type="string" table:style-name="ce29">
            <text:p>DESCRIPTION</text:p>
          </table:table-cell>
          <table:table-cell office:value-type="string" table:style-name="ce30">
            <text:p>UNITS</text:p>
          </table:table-cell>
          <table:table-cell office:value-type="string" table:style-name="ce30">
            <text:p>DP</text:p>
          </table:table-cell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2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2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2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16"/>
          <table:table-cell office:value-type="string" table:number-columns-spanned="2" table:number-rows-spanned="1" table:style-name="ce107">
            <text:p>YEAR<text:s/></text:p>
          </table:table-cell>
          <table:covered-table-cell/>
          <table:table-cell table:style-name="ce27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style-name="ce33"/>
          <table:table-cell table:style-name="ce34"/>
          <table:table-cell table:number-columns-repeated="2" table:style-name="ce35"/>
          <table:table-cell table:style-name="ce16"/>
          <table:table-cell office:value-type="string" table:style-name="ce36">
            <text:p>2012-13</text:p>
          </table:table-cell>
          <table:table-cell office:value-type="string" table:style-name="ce37">
            <text:p>CG</text:p>
          </table:table-cell>
          <table:table-cell table:style-name="ce38"/>
          <table:table-cell office:value-type="string" table:style-name="ce36">
            <text:p>2013-14</text:p>
          </table:table-cell>
          <table:table-cell office:value-type="string" table:style-name="ce37">
            <text:p>CG</text:p>
          </table:table-cell>
          <table:table-cell table:style-name="ce38"/>
          <table:table-cell office:value-type="string" table:style-name="ce36">
            <text:p>2014-15</text:p>
          </table:table-cell>
          <table:table-cell office:value-type="string" table:style-name="ce37">
            <text:p>CG</text:p>
          </table:table-cell>
          <table:table-cell table:style-name="ce38"/>
          <table:table-cell office:value-type="string" table:style-name="ce36">
            <text:p>2015-16</text:p>
          </table:table-cell>
          <table:table-cell office:value-type="string" table:style-name="ce37">
            <text:p>CG</text:p>
          </table:table-cell>
          <table:table-cell table:style-name="ce16"/>
          <table:table-cell office:value-type="string" table:style-name="ce36">
            <text:p>2016-17</text:p>
          </table:table-cell>
          <table:table-cell office:value-type="string" table:style-name="ce37">
            <text:p>CG</text:p>
          </table:table-cell>
          <table:table-cell table:style-name="ce16"/>
          <table:table-cell office:value-type="string" table:style-name="ce36">
            <text:p>2017-18</text:p>
          </table:table-cell>
          <table:table-cell office:value-type="string" table:style-name="ce37">
            <text:p>CG</text:p>
          </table:table-cell>
          <table:table-cell table:style-name="ce16"/>
          <table:table-cell office:value-type="string" table:style-name="ce36">
            <text:p>2018-19</text:p>
          </table:table-cell>
          <table:table-cell office:value-type="string" table:style-name="ce37">
            <text:p>CG</text:p>
          </table:table-cell>
          <table:table-cell table:style-name="ce16"/>
          <table:table-cell office:value-type="string" table:style-name="ce36">
            <text:p>2019-20</text:p>
          </table:table-cell>
          <table:table-cell office:value-type="string" table:style-name="ce37">
            <text:p>CG</text:p>
          </table:table-cell>
          <table:table-cell table:style-name="ce16"/>
          <table:table-cell office:value-type="string" table:style-name="ce36">
            <text:p>2020-21</text:p>
          </table:table-cell>
          <table:table-cell office:value-type="string" table:style-name="ce37">
            <text:p>CG</text:p>
          </table:table-cell>
          <table:table-cell table:style-name="ce27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number-columns-repeated="5" table:style-name="ce11"/>
          <table:table-cell table:number-columns-repeated="11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office:value-type="string" table:style-name="ce40">
            <text:p>A</text:p>
          </table:table-cell>
          <table:table-cell office:value-type="string" table:style-name="ce41">
            <text:p>REVENUE OUTSTANDING - MEASURED HOUSEHOLDS</text:p>
          </table:table-cell>
          <table:table-cell table:style-name="ce42"/>
          <table:table-cell table:style-name="ce39"/>
          <table:table-cell table:style-name="ce11"/>
          <table:table-cell table:number-columns-repeated="11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1"/>
          <table:table-cell table:number-columns-repeated="2" table:style-name="ce39"/>
          <table:table-cell table:style-name="ce12"/>
          <table:table-cell table:number-columns-repeated="16350" table:style-name="ce6"/>
        </table:table-row>
        <table:table-row table:style-name="ro1">
          <table:table-cell/>
          <table:table-cell table:style-name="ce7"/>
          <table:table-cell table:style-name="ce43"/>
          <table:table-cell office:value-type="string" table:style-name="ce44">
            <text:p>Lines 1 to 14 not used</text:p>
          </table:table-cell>
          <table:table-cell table:number-columns-repeated="2" table:style-name="ce43"/>
          <table:table-cell table:style-name="ce11"/>
          <table:table-cell table:style-name="ce45"/>
          <table:table-cell table:style-name="ce43"/>
          <table:table-cell table:style-name="ce46"/>
          <table:table-cell table:style-name="ce45"/>
          <table:table-cell table:style-name="ce43"/>
          <table:table-cell table:style-name="ce46"/>
          <table:table-cell table:style-name="ce45"/>
          <table:table-cell table:style-name="ce43"/>
          <table:table-cell table:style-name="ce46"/>
          <table:table-cell table:style-name="ce45"/>
          <table:table-cell table:style-name="ce43"/>
          <table:table-cell table:style-name="ce11"/>
          <table:table-cell table:style-name="ce45"/>
          <table:table-cell table:style-name="ce43"/>
          <table:table-cell table:style-name="ce11"/>
          <table:table-cell table:style-name="ce45"/>
          <table:table-cell table:style-name="ce43"/>
          <table:table-cell table:style-name="ce11"/>
          <table:table-cell table:style-name="ce45"/>
          <table:table-cell table:style-name="ce43"/>
          <table:table-cell table:style-name="ce11"/>
          <table:table-cell table:style-name="ce45"/>
          <table:table-cell table:style-name="ce43"/>
          <table:table-cell table:style-name="ce11"/>
          <table:table-cell table:style-name="ce45"/>
          <table:table-cell table:style-name="ce43"/>
          <table:table-cell table:style-name="ce47"/>
          <table:table-cell table:number-columns-repeated="5" table:style-name="ce6"/>
          <table:table-cell table:style-name="ce48"/>
          <table:table-cell table:number-columns-repeated="16344" table:style-name="ce6"/>
        </table:table-row>
        <table:table-row table:style-name="ro1">
          <table:table-cell/>
          <table:table-cell table:style-name="ce7"/>
          <table:table-cell table:number-columns-repeated="5" table:style-name="ce11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40">
            <text:p>B</text:p>
          </table:table-cell>
          <table:table-cell office:value-type="string" table:style-name="ce41">
            <text:p>REVENUE OUTSTANDING - UNMEASURED HOUSEHOLDS</text:p>
          </table:table-cell>
          <table:table-cell table:style-name="ce42"/>
          <table:table-cell table:style-name="ce39"/>
          <table:table-cell table:style-name="ce11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50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11"/>
          <table:table-cell table:style-name="ce49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table:style-name="ce43"/>
          <table:table-cell office:value-type="string" table:style-name="ce44">
            <text:p>Lines 15 to 28 not used</text:p>
          </table:table-cell>
          <table:table-cell table:number-columns-repeated="2" table:style-name="ce43"/>
          <table:table-cell table:style-name="ce11"/>
          <table:table-cell table:style-name="ce51"/>
          <table:table-cell table:style-name="ce52"/>
          <table:table-cell table:style-name="ce46"/>
          <table:table-cell table:style-name="ce51"/>
          <table:table-cell table:style-name="ce52"/>
          <table:table-cell table:style-name="ce46"/>
          <table:table-cell table:style-name="ce51"/>
          <table:table-cell table:style-name="ce52"/>
          <table:table-cell table:style-name="ce46"/>
          <table:table-cell table:style-name="ce51"/>
          <table:table-cell table:style-name="ce52"/>
          <table:table-cell table:style-name="ce11"/>
          <table:table-cell table:style-name="ce51"/>
          <table:table-cell table:style-name="ce52"/>
          <table:table-cell table:style-name="ce11"/>
          <table:table-cell table:style-name="ce51"/>
          <table:table-cell table:style-name="ce52"/>
          <table:table-cell table:style-name="ce11"/>
          <table:table-cell table:style-name="ce51"/>
          <table:table-cell table:style-name="ce52"/>
          <table:table-cell table:style-name="ce11"/>
          <table:table-cell table:style-name="ce51"/>
          <table:table-cell table:style-name="ce52"/>
          <table:table-cell table:style-name="ce11"/>
          <table:table-cell table:style-name="ce51"/>
          <table:table-cell table:style-name="ce52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table:style-name="ce54"/>
          <table:table-cell table:style-name="ce55"/>
          <table:table-cell table:number-columns-repeated="2" table:style-name="ce54"/>
          <table:table-cell table:number-columns-repeated="2" table:style-name="ce56"/>
          <table:table-cell table:number-columns-repeated="2" table:style-name="ce46"/>
          <table:table-cell table:style-name="ce56"/>
          <table:table-cell table:number-columns-repeated="2" table:style-name="ce46"/>
          <table:table-cell table:style-name="ce56"/>
          <table:table-cell table:number-columns-repeated="2" table:style-name="ce46"/>
          <table:table-cell table:style-name="ce56"/>
          <table:table-cell table:style-name="ce46"/>
          <table:table-cell table:number-columns-repeated="2" table:style-name="ce56"/>
          <table:table-cell table:style-name="ce46"/>
          <table:table-cell table:number-columns-repeated="2" table:style-name="ce56"/>
          <table:table-cell table:style-name="ce46"/>
          <table:table-cell table:number-columns-repeated="2" table:style-name="ce56"/>
          <table:table-cell table:style-name="ce46"/>
          <table:table-cell table:number-columns-repeated="2" table:style-name="ce56"/>
          <table:table-cell table:style-name="ce46"/>
          <table:table-cell table:number-columns-repeated="2" table:style-name="ce56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40">
            <text:p>C</text:p>
          </table:table-cell>
          <table:table-cell office:value-type="string" table:style-name="ce41">
            <text:p>REVENUE OUTSTANDING - MEASURED NON HOUSEHOLDS</text:p>
          </table:table-cell>
          <table:table-cell table:style-name="ce42"/>
          <table:table-cell table:style-name="ce39"/>
          <table:table-cell table:style-name="ce11"/>
          <table:table-cell table:style-name="ce39"/>
          <table:table-cell table:number-columns-repeated="2" table:style-name="ce50"/>
          <table:table-cell table:style-name="ce39"/>
          <table:table-cell table:number-columns-repeated="2" table:style-name="ce50"/>
          <table:table-cell table:style-name="ce39"/>
          <table:table-cell table:number-columns-repeated="2" table:style-name="ce50"/>
          <table:table-cell table:style-name="ce39"/>
          <table:table-cell table:style-name="ce50"/>
          <table:table-cell table:style-name="ce11"/>
          <table:table-cell table:style-name="ce39"/>
          <table:table-cell table:style-name="ce50"/>
          <table:table-cell table:style-name="ce11"/>
          <table:table-cell table:style-name="ce39"/>
          <table:table-cell table:style-name="ce50"/>
          <table:table-cell table:style-name="ce11"/>
          <table:table-cell table:style-name="ce39"/>
          <table:table-cell table:style-name="ce50"/>
          <table:table-cell table:style-name="ce11"/>
          <table:table-cell table:style-name="ce39"/>
          <table:table-cell table:style-name="ce50"/>
          <table:table-cell table:style-name="ce11"/>
          <table:table-cell table:style-name="ce39"/>
          <table:table-cell table:style-name="ce50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29" table:style-name="ce57">
            <text:p>29</text:p>
          </table:table-cell>
          <table:table-cell office:value-type="string" table:style-name="ce58">
            <text:p>Total revenue outstanding &lt; 48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7.9720000000000004" table:style-name="ce60">
            <text:p>7.97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26" table:style-name="ce60">
            <text:p>8.26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738999999999999" table:style-name="ce60">
            <text:p>8.73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7.22" table:style-name="ce60">
            <text:p>7.220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7.3050000000000006" table:style-name="ce60">
            <text:p>7.30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7.0090000000000003" table:style-name="ce63">
            <text:p>7.009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0" table:style-name="ce57">
            <text:p>30</text:p>
          </table:table-cell>
          <table:table-cell office:value-type="string" table:style-name="ce58">
            <text:p>Number of measured non households with outstanding revenue &lt;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11"/>
          <table:table-cell office:value-type="float" office:value="15348" table:style-name="ce67">
            <text:p>15,34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4570" table:style-name="ce67">
            <text:p>14,57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4645" table:style-name="ce67">
            <text:p>14,64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7091" table:style-name="ce68">
            <text:p>17,091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11715" table:style-name="ce68">
            <text:p>11,71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11517" table:style-name="ce69">
            <text:p>11,517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1" table:style-name="ce57">
            <text:p>31</text:p>
          </table:table-cell>
          <table:table-cell office:value-type="string" table:style-name="ce58">
            <text:p>Revenue outstanding &lt; 3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6.891" table:style-name="ce71">
            <text:p>6.89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7.1890000000000001" table:style-name="ce71">
            <text:p>7.18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7.5250000000000004" table:style-name="ce71">
            <text:p>7.52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5.53" table:style-name="ce71">
            <text:p>5.530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5.3760000000000003" table:style-name="ce71">
            <text:p>5.376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5.6109999999999998" table:style-name="ce72">
            <text:p>5.611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3"/>
          <table:table-cell table:style-name="ce66"/>
          <table:table-cell table:style-name="ce11"/>
          <table:table-cell table:style-name="ce73"/>
          <table:table-cell table:style-name="ce66"/>
          <table:table-cell table:style-name="ce11"/>
          <table:table-cell table:style-name="ce73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2" table:style-name="ce57">
            <text:p>32</text:p>
          </table:table-cell>
          <table:table-cell office:value-type="string" table:style-name="ce58">
            <text:p>Number of measured non households with outstanding revenue &lt; 3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11"/>
          <table:table-cell office:value-type="float" office:value="10588" table:style-name="ce67">
            <text:p>10,58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0053" table:style-name="ce67">
            <text:p>10,053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0415" table:style-name="ce67">
            <text:p>10,41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0405" table:style-name="ce68">
            <text:p>10,40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7992" table:style-name="ce68">
            <text:p>7,992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8576" table:style-name="ce69">
            <text:p>8,576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3" table:style-name="ce57">
            <text:p>33</text:p>
          </table:table-cell>
          <table:table-cell office:value-type="string" table:style-name="ce58">
            <text:p>Revenue outstanding 3 - 12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0.95199999999999996" table:style-name="ce71">
            <text:p>0.95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92800000000000005" table:style-name="ce71">
            <text:p>0.92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96" table:style-name="ce71">
            <text:p>0.96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75800000000000001" table:style-name="ce71">
            <text:p>0.758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1.1000000000000001" table:style-name="ce71">
            <text:p>1.100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629" table:style-name="ce72">
            <text:p>0.629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3"/>
          <table:table-cell table:style-name="ce66"/>
          <table:table-cell table:style-name="ce11"/>
          <table:table-cell table:style-name="ce73"/>
          <table:table-cell table:style-name="ce66"/>
          <table:table-cell table:style-name="ce11"/>
          <table:table-cell table:style-name="ce73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4" table:style-name="ce57">
            <text:p>34</text:p>
          </table:table-cell>
          <table:table-cell office:value-type="string" table:style-name="ce58">
            <text:p>Number of measured non households with outstanding revenue 3 - 12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11"/>
          <table:table-cell office:value-type="float" office:value="2925" table:style-name="ce67">
            <text:p>2,92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108" table:style-name="ce67">
            <text:p>3,10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815" table:style-name="ce67">
            <text:p>2,81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4889" table:style-name="ce68">
            <text:p>4,889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368" table:style-name="ce68">
            <text:p>2,368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1906" table:style-name="ce69">
            <text:p>1,906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5" table:style-name="ce57">
            <text:p>35</text:p>
          </table:table-cell>
          <table:table-cell office:value-type="string" table:style-name="ce58">
            <text:p>Revenue outstanding 12 - 24 months (measured non households)<text:s/>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1.2E-2" table:style-name="ce60">
            <text:p>0.01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9E-2" table:style-name="ce60">
            <text:p>0.03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7999999999999995E-2" table:style-name="ce60">
            <text:p>0.08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435" table:style-name="ce71">
            <text:p>0.43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44600000000000001" table:style-name="ce71">
            <text:p>0.446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36199999999999999" table:style-name="ce72">
            <text:p>0.362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6" table:style-name="ce57">
            <text:p>36</text:p>
          </table:table-cell>
          <table:table-cell office:value-type="string" table:style-name="ce58">
            <text:p>Number of measured non households with outstanding revenue 12 - 24 months</text:p>
          </table:table-cell>
          <table:table-cell office:value-type="string" table:style-name="ce74">
            <text:p>nr</text:p>
          </table:table-cell>
          <table:table-cell office:value-type="float" office:value="0" table:style-name="ce74">
            <text:p>0</text:p>
          </table:table-cell>
          <table:table-cell table:style-name="ce11"/>
          <table:table-cell office:value-type="float" office:value="1049" table:style-name="ce67">
            <text:p>1,04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11" table:style-name="ce67">
            <text:p>91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92" table:style-name="ce67">
            <text:p>99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142" table:style-name="ce68">
            <text:p>1,142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922" table:style-name="ce68">
            <text:p>922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737" table:style-name="ce69">
            <text:p>737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7" table:style-name="ce57">
            <text:p>37</text:p>
          </table:table-cell>
          <table:table-cell office:value-type="string" table:style-name="ce58">
            <text:p>Revenue outstanding 24 - 36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office:value-type="float" office:value="0.11700000000000001" table:style-name="ce60">
            <text:p>0.11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04" table:style-name="ce60">
            <text:p>0.10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6600000000000001" table:style-name="ce60">
            <text:p>0.16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497" table:style-name="ce71">
            <text:p>0.497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0.38300000000000001" table:style-name="ce71">
            <text:p>0.383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0.40699999999999997" table:style-name="ce72">
            <text:p>0.407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8" table:style-name="ce57">
            <text:p>38</text:p>
          </table:table-cell>
          <table:table-cell office:value-type="string" table:style-name="ce58">
            <text:p>Number of measured non households with outstanding revenue 24 - 36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office:value-type="float" office:value="786" table:style-name="ce67">
            <text:p>78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498" table:style-name="ce67">
            <text:p>49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423" table:style-name="ce67">
            <text:p>423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56" table:style-name="ce68">
            <text:p>656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433" table:style-name="ce68">
            <text:p>433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298" table:style-name="ce69">
            <text:p>298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39" table:style-name="ce57">
            <text:p>39</text:p>
          </table:table-cell>
          <table:table-cell office:value-type="string" table:style-name="ce58">
            <text:p>Revenue outstanding 36 - 48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table:style-name="ce60"/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71">
            <text:p>0.000</text:p>
          </table:table-cell>
          <table:table-cell table:style-name="ce62"/>
          <table:table-cell table:style-name="ce39"/>
          <table:table-cell office:value-type="float" office:value="0" table:style-name="ce71">
            <text:p>0.000</text:p>
          </table:table-cell>
          <table:table-cell table:style-name="ce62"/>
          <table:table-cell table:style-name="ce39"/>
          <table:table-cell office:value-type="float" office:value="0" table:style-name="ce72">
            <text:p>0.000</text:p>
          </table:table-cell>
          <table:table-cell table:style-name="ce64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0" table:style-name="ce57">
            <text:p>40</text:p>
          </table:table-cell>
          <table:table-cell office:value-type="string" table:style-name="ce58">
            <text:p>Number of measured non households with outstanding revenue 36 -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table:style-name="ce67"/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8">
            <text:p>0</text:p>
          </table:table-cell>
          <table:table-cell table:style-name="ce62"/>
          <table:table-cell table:style-name="ce39"/>
          <table:table-cell office:value-type="float" office:value="0" table:style-name="ce68">
            <text:p>0</text:p>
          </table:table-cell>
          <table:table-cell table:style-name="ce62"/>
          <table:table-cell table:style-name="ce39"/>
          <table:table-cell office:value-type="float" office:value="0" table:style-name="ce69">
            <text:p>0</text:p>
          </table:table-cell>
          <table:table-cell table:style-name="ce64"/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1" table:style-name="ce57">
            <text:p>41</text:p>
          </table:table-cell>
          <table:table-cell office:value-type="string" table:style-name="ce76">
            <text:p>Revenue outstanding &gt; 48 months (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60"/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71">
            <text:p>0.000</text:p>
          </table:table-cell>
          <table:table-cell table:style-name="ce62"/>
          <table:table-cell table:style-name="ce11"/>
          <table:table-cell office:value-type="float" office:value="0" table:style-name="ce71">
            <text:p>0.000</text:p>
          </table:table-cell>
          <table:table-cell table:style-name="ce62"/>
          <table:table-cell table:style-name="ce11"/>
          <table:table-cell office:value-type="float" office:value="0" table:style-name="ce72">
            <text:p>0.000</text:p>
          </table:table-cell>
          <table:table-cell table:style-name="ce64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2" table:style-name="ce57">
            <text:p>42</text:p>
          </table:table-cell>
          <table:table-cell office:value-type="string" table:style-name="ce76">
            <text:p>Number of measured non households with outstanding revenue &gt;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56"/>
          <table:table-cell table:style-name="ce67"/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77"/>
          <table:table-cell table:style-name="ce56"/>
          <table:table-cell office:value-type="float" office:value="0" table:style-name="ce67">
            <text:p>0</text:p>
          </table:table-cell>
          <table:table-cell table:style-name="ce77"/>
          <table:table-cell table:style-name="ce56"/>
          <table:table-cell office:value-type="float" office:value="0" table:style-name="ce78">
            <text:p>0</text:p>
          </table:table-cell>
          <table:table-cell table:style-name="ce79"/>
          <table:table-cell table:style-name="ce56"/>
          <table:table-cell table:style-name="ce70"/>
          <table:table-cell table:style-name="ce66"/>
          <table:table-cell table:style-name="ce56"/>
          <table:table-cell table:style-name="ce70"/>
          <table:table-cell table:style-name="ce66"/>
          <table:table-cell table:style-name="ce56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table:number-columns-repeated="5" table:style-name="ce11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40">
            <text:p>D</text:p>
          </table:table-cell>
          <table:table-cell office:value-type="string" table:style-name="ce41">
            <text:p>REVENUE OUTSTANDING - UNMEASURED NON HOUSEHOLDS</text:p>
          </table:table-cell>
          <table:table-cell table:style-name="ce42"/>
          <table:table-cell table:style-name="ce39"/>
          <table:table-cell table:style-name="ce11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50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11"/>
          <table:table-cell table:style-name="ce80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3" table:style-name="ce57">
            <text:p>43</text:p>
          </table:table-cell>
          <table:table-cell office:value-type="string" table:style-name="ce58">
            <text:p>Total revenue outstanding &lt; 48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0.40200000000000002" table:style-name="ce60">
            <text:p>0.40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6269999999999998" table:style-name="ce60">
            <text:p>2.62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5659999999999998" table:style-name="ce60">
            <text:p>2.56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6040000000000001" table:style-name="ce60">
            <text:p>2.604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.6470000000000002" table:style-name="ce60">
            <text:p>2.647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.5999999999999996" table:style-name="ce63">
            <text:p>2.600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4" table:style-name="ce57">
            <text:p>44</text:p>
          </table:table-cell>
          <table:table-cell office:value-type="string" table:style-name="ce58">
            <text:p>Number of unmeasured non households with outstanding revenue &lt;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11"/>
          <table:table-cell office:value-type="float" office:value="1542" table:style-name="ce81">
            <text:p>1,54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0114" table:style-name="ce81">
            <text:p>10,11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302" table:style-name="ce81">
            <text:p>9,30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664" table:style-name="ce68">
            <text:p>9,664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8881" table:style-name="ce68">
            <text:p>8,881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8679" table:style-name="ce69">
            <text:p>8,679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5" table:style-name="ce57">
            <text:p>45</text:p>
          </table:table-cell>
          <table:table-cell office:value-type="string" table:style-name="ce58">
            <text:p>Revenue outstanding &lt;3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office:value-type="float" office:value="0.111" table:style-name="ce60">
            <text:p>0.11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3490000000000002" table:style-name="ce60">
            <text:p>2.34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35" table:style-name="ce60">
            <text:p>2.35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2.282" table:style-name="ce71">
            <text:p>2.282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2.351" table:style-name="ce71">
            <text:p>2.351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2.2109999999999999" table:style-name="ce72">
            <text:p>2.211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6" table:style-name="ce57">
            <text:p>46</text:p>
          </table:table-cell>
          <table:table-cell office:value-type="string" table:style-name="ce58">
            <text:p>Number of unmeasured non households with outstanding revenue &lt; 3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office:value-type="float" office:value="155" table:style-name="ce67">
            <text:p>15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826" table:style-name="ce67">
            <text:p>8,82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591" table:style-name="ce67">
            <text:p>8,59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224" table:style-name="ce68">
            <text:p>8,224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8102" table:style-name="ce68">
            <text:p>8,102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8056" table:style-name="ce69">
            <text:p>8,056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7" table:style-name="ce57">
            <text:p>47</text:p>
          </table:table-cell>
          <table:table-cell office:value-type="string" table:style-name="ce58">
            <text:p>Revenue outstanding 3 -12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office:value-type="float" office:value="2.5000000000000001E-2" table:style-name="ce60">
            <text:p>0.02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6500000000000001" table:style-name="ce60">
            <text:p>0.16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7.0000000000000007E-2" table:style-name="ce60">
            <text:p>0.07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54" table:style-name="ce71">
            <text:p>0.154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0.13200000000000001" table:style-name="ce71">
            <text:p>0.132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0.20300000000000001" table:style-name="ce72">
            <text:p>0.203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8" table:style-name="ce57">
            <text:p>48</text:p>
          </table:table-cell>
          <table:table-cell office:value-type="string" table:style-name="ce58">
            <text:p>Number of unmeasured non households with outstanding revenue 3 - 12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office:value-type="float" office:value="256" table:style-name="ce67">
            <text:p>25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97" table:style-name="ce67">
            <text:p>69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95" table:style-name="ce67">
            <text:p>19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90" table:style-name="ce68">
            <text:p>190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256" table:style-name="ce68">
            <text:p>256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160" table:style-name="ce69">
            <text:p>160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39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49" table:style-name="ce57">
            <text:p>49</text:p>
          </table:table-cell>
          <table:table-cell office:value-type="string" table:style-name="ce58">
            <text:p>Revenue outstanding 12-24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0.24099999999999999" table:style-name="ce60">
            <text:p>0.24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5.0000000000000001E-3" table:style-name="ce60">
            <text:p>0.00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1600000000000001" table:style-name="ce60">
            <text:p>0.11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13" table:style-name="ce71">
            <text:p>0.113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11600000000000001" table:style-name="ce71">
            <text:p>0.116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126" table:style-name="ce72">
            <text:p>0.126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0" table:style-name="ce57">
            <text:p>50</text:p>
          </table:table-cell>
          <table:table-cell office:value-type="string" table:style-name="ce58">
            <text:p>Number unmeasured non households with outstanding revenue 12 - 24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11"/>
          <table:table-cell office:value-type="float" office:value="894" table:style-name="ce67">
            <text:p>89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84" table:style-name="ce67">
            <text:p>18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448" table:style-name="ce67">
            <text:p>44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62" table:style-name="ce68">
            <text:p>662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366" table:style-name="ce68">
            <text:p>366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326" table:style-name="ce69">
            <text:p>326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11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1" table:style-name="ce57">
            <text:p>51</text:p>
          </table:table-cell>
          <table:table-cell office:value-type="string" table:style-name="ce58">
            <text:p>Revenue outstanding 24-36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office:value-type="float" office:value="2.5000000000000001E-2" table:style-name="ce60">
            <text:p>0.025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08" table:style-name="ce60">
            <text:p>0.10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03" table:style-name="ce60">
            <text:p>0.03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5.5E-2" table:style-name="ce71">
            <text:p>0.055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4.8000000000000001E-2" table:style-name="ce71">
            <text:p>0.048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0.06" table:style-name="ce72">
            <text:p>0.060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39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2" table:style-name="ce57">
            <text:p>52</text:p>
          </table:table-cell>
          <table:table-cell office:value-type="string" table:style-name="ce58">
            <text:p>Number of unmeasured non households with outstanding revenue 24 - 36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office:value-type="float" office:value="237" table:style-name="ce83">
            <text:p>23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407" table:style-name="ce83">
            <text:p>40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8" table:style-name="ce83">
            <text:p>6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588" table:style-name="ce68">
            <text:p>588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157" table:style-name="ce68">
            <text:p>157</text:p>
          </table:table-cell>
          <table:table-cell office:value-type="string" table:style-name="ce62">
            <text:p>A2</text:p>
          </table:table-cell>
          <table:table-cell table:style-name="ce39"/>
          <table:table-cell office:value-type="float" office:value="137" table:style-name="ce69">
            <text:p>137</text:p>
          </table:table-cell>
          <table:table-cell office:value-type="string" table:style-name="ce64">
            <text:p>A2</text:p>
          </table:table-cell>
          <table:table-cell table:style-name="ce39"/>
          <table:table-cell table:style-name="ce84"/>
          <table:table-cell table:style-name="ce66"/>
          <table:table-cell table:style-name="ce39"/>
          <table:table-cell table:style-name="ce84"/>
          <table:table-cell table:style-name="ce66"/>
          <table:table-cell table:style-name="ce39"/>
          <table:table-cell table:style-name="ce84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3" table:style-name="ce57">
            <text:p>53</text:p>
          </table:table-cell>
          <table:table-cell office:value-type="string" table:style-name="ce58">
            <text:p>Revenue outstanding 36 -48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75">
            <text:p>3</text:p>
          </table:table-cell>
          <table:table-cell table:style-name="ce39"/>
          <table:table-cell table:style-name="ce85"/>
          <table:table-cell table:style-name="ce61"/>
          <table:table-cell table:style-name="ce46"/>
          <table:table-cell office:value-type="float" office:value="0" table:style-name="ce85">
            <text:p>0.000</text:p>
          </table:table-cell>
          <table:table-cell table:style-name="ce61"/>
          <table:table-cell table:style-name="ce46"/>
          <table:table-cell office:value-type="float" office:value="0" table:style-name="ce85">
            <text:p>0.000</text:p>
          </table:table-cell>
          <table:table-cell table:style-name="ce61"/>
          <table:table-cell table:style-name="ce46"/>
          <table:table-cell office:value-type="float" office:value="0" table:style-name="ce71">
            <text:p>0.000</text:p>
          </table:table-cell>
          <table:table-cell table:style-name="ce62"/>
          <table:table-cell table:style-name="ce39"/>
          <table:table-cell office:value-type="float" office:value="0" table:style-name="ce71">
            <text:p>0.000</text:p>
          </table:table-cell>
          <table:table-cell table:style-name="ce62"/>
          <table:table-cell table:style-name="ce39"/>
          <table:table-cell office:value-type="float" office:value="0" table:style-name="ce72">
            <text:p>0.000</text:p>
          </table:table-cell>
          <table:table-cell table:style-name="ce64"/>
          <table:table-cell table:style-name="ce39"/>
          <table:table-cell table:style-name="ce86"/>
          <table:table-cell table:style-name="ce66"/>
          <table:table-cell table:style-name="ce39"/>
          <table:table-cell table:style-name="ce86"/>
          <table:table-cell table:style-name="ce66"/>
          <table:table-cell table:style-name="ce39"/>
          <table:table-cell table:style-name="ce86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4" table:style-name="ce57">
            <text:p>54</text:p>
          </table:table-cell>
          <table:table-cell office:value-type="string" table:style-name="ce58">
            <text:p>Number of unmeasured non households with outstanding revenue 36 -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75">
            <text:p>0</text:p>
          </table:table-cell>
          <table:table-cell table:style-name="ce39"/>
          <table:table-cell table:style-name="ce83"/>
          <table:table-cell table:style-name="ce61"/>
          <table:table-cell table:style-name="ce46"/>
          <table:table-cell office:value-type="float" office:value="0" table:style-name="ce83">
            <text:p>0</text:p>
          </table:table-cell>
          <table:table-cell table:style-name="ce61"/>
          <table:table-cell table:style-name="ce46"/>
          <table:table-cell office:value-type="float" office:value="0" table:style-name="ce83">
            <text:p>0</text:p>
          </table:table-cell>
          <table:table-cell table:style-name="ce61"/>
          <table:table-cell table:style-name="ce46"/>
          <table:table-cell office:value-type="float" office:value="0" table:style-name="ce68">
            <text:p>0</text:p>
          </table:table-cell>
          <table:table-cell table:style-name="ce62"/>
          <table:table-cell table:style-name="ce39"/>
          <table:table-cell office:value-type="float" office:value="0" table:style-name="ce68">
            <text:p>0</text:p>
          </table:table-cell>
          <table:table-cell table:style-name="ce62"/>
          <table:table-cell table:style-name="ce39"/>
          <table:table-cell office:value-type="float" office:value="0" table:style-name="ce69">
            <text:p>0</text:p>
          </table:table-cell>
          <table:table-cell table:style-name="ce64"/>
          <table:table-cell table:style-name="ce39"/>
          <table:table-cell table:style-name="ce84"/>
          <table:table-cell table:style-name="ce66"/>
          <table:table-cell table:style-name="ce39"/>
          <table:table-cell table:style-name="ce84"/>
          <table:table-cell table:style-name="ce66"/>
          <table:table-cell table:style-name="ce39"/>
          <table:table-cell table:style-name="ce84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5" table:style-name="ce57">
            <text:p>55</text:p>
          </table:table-cell>
          <table:table-cell office:value-type="string" table:style-name="ce76">
            <text:p>Revenue outstanding &gt;48 months (unmeasured 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60"/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60">
            <text:p>0.000</text:p>
          </table:table-cell>
          <table:table-cell table:style-name="ce61"/>
          <table:table-cell table:style-name="ce46"/>
          <table:table-cell office:value-type="float" office:value="0" table:style-name="ce71">
            <text:p>0.000</text:p>
          </table:table-cell>
          <table:table-cell table:style-name="ce62"/>
          <table:table-cell table:style-name="ce11"/>
          <table:table-cell office:value-type="float" office:value="0" table:style-name="ce71">
            <text:p>0.000</text:p>
          </table:table-cell>
          <table:table-cell table:style-name="ce62"/>
          <table:table-cell table:style-name="ce11"/>
          <table:table-cell office:value-type="float" office:value="0" table:style-name="ce72">
            <text:p>0.000</text:p>
          </table:table-cell>
          <table:table-cell table:style-name="ce64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11"/>
          <table:table-cell table:style-name="ce6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6" table:style-name="ce57">
            <text:p>56</text:p>
          </table:table-cell>
          <table:table-cell office:value-type="string" table:style-name="ce76">
            <text:p>Number of unmeasured non households with outstanding revenue &gt; 48 months</text:p>
          </table:table-cell>
          <table:table-cell office:value-type="string" table:style-name="ce59">
            <text:p>nr</text:p>
          </table:table-cell>
          <table:table-cell office:value-type="float" office:value="0" table:style-name="ce59">
            <text:p>0</text:p>
          </table:table-cell>
          <table:table-cell table:style-name="ce56"/>
          <table:table-cell table:style-name="ce67"/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61"/>
          <table:table-cell table:style-name="ce46"/>
          <table:table-cell office:value-type="float" office:value="0" table:style-name="ce67">
            <text:p>0</text:p>
          </table:table-cell>
          <table:table-cell table:style-name="ce77"/>
          <table:table-cell table:style-name="ce56"/>
          <table:table-cell office:value-type="float" office:value="0" table:style-name="ce67">
            <text:p>0</text:p>
          </table:table-cell>
          <table:table-cell table:style-name="ce77"/>
          <table:table-cell table:style-name="ce56"/>
          <table:table-cell office:value-type="float" office:value="0" table:style-name="ce78">
            <text:p>0</text:p>
          </table:table-cell>
          <table:table-cell table:style-name="ce79"/>
          <table:table-cell table:style-name="ce56"/>
          <table:table-cell table:style-name="ce70"/>
          <table:table-cell table:style-name="ce66"/>
          <table:table-cell table:style-name="ce56"/>
          <table:table-cell table:style-name="ce70"/>
          <table:table-cell table:style-name="ce66"/>
          <table:table-cell table:style-name="ce56"/>
          <table:table-cell table:style-name="ce7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table:number-columns-repeated="5" table:style-name="ce11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40">
            <text:p>E</text:p>
          </table:table-cell>
          <table:table-cell office:value-type="string" table:style-name="ce41">
            <text:p>REVENUE WRITTEN OFF</text:p>
          </table:table-cell>
          <table:table-cell table:style-name="ce42"/>
          <table:table-cell table:style-name="ce39"/>
          <table:table-cell table:style-name="ce11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11"/>
          <table:table-cell table:style-name="ce56"/>
          <table:table-cell table:style-name="ce4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7" table:style-name="ce59">
            <text:p>57</text:p>
          </table:table-cell>
          <table:table-cell office:value-type="string" table:style-name="ce58">
            <text:p>Amount of revenue written off from measured household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87"/>
          <table:table-cell table:style-name="ce61"/>
          <table:table-cell table:style-name="ce46"/>
          <table:table-cell table:style-name="ce87"/>
          <table:table-cell table:style-name="ce61"/>
          <table:table-cell table:style-name="ce46"/>
          <table:table-cell table:style-name="ce87"/>
          <table:table-cell table:style-name="ce61"/>
          <table:table-cell table:style-name="ce46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57a</text:p>
          </table:table-cell>
          <table:table-cell office:value-type="string" table:style-name="ce58">
            <text:p>Amount of revenue written off from measured non-household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1.0940000000000001" table:style-name="ce87">
            <text:p>1.09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84399999999999997" table:style-name="ce87">
            <text:p>0.84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66600000000000004" table:style-name="ce87">
            <text:p>0.66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1.2370000000000001" table:style-name="ce60">
            <text:p>1.237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34100000000000003" table:style-name="ce60">
            <text:p>0.341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47399999999999998" table:style-name="ce91">
            <text:p>0.474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8" table:style-name="ce59">
            <text:p>58</text:p>
          </table:table-cell>
          <table:table-cell office:value-type="string" table:style-name="ce92">
            <text:p>Amount of revenue written off from unmeasured household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87"/>
          <table:table-cell table:style-name="ce61"/>
          <table:table-cell table:style-name="ce46"/>
          <table:table-cell table:style-name="ce87"/>
          <table:table-cell table:style-name="ce61"/>
          <table:table-cell table:style-name="ce46"/>
          <table:table-cell table:style-name="ce87"/>
          <table:table-cell table:style-name="ce61"/>
          <table:table-cell table:style-name="ce46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58a</text:p>
          </table:table-cell>
          <table:table-cell office:value-type="string" table:style-name="ce92">
            <text:p>Amount of revenue written off from unmeasured non-household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0.17299999999999999" table:style-name="ce87">
            <text:p>0.173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.4E-2" table:style-name="ce87">
            <text:p>0.09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11" table:style-name="ce87">
            <text:p>0.110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3000000000000004E-2" table:style-name="ce60">
            <text:p>0.083</text:p>
          </table:table-cell>
          <table:table-cell office:value-type="string" table:style-name="ce77">
            <text:p>A2</text:p>
          </table:table-cell>
          <table:table-cell table:style-name="ce11"/>
          <table:table-cell office:value-type="float" office:value="4.4999999999999998E-2" table:style-name="ce60">
            <text:p>0.045</text:p>
          </table:table-cell>
          <table:table-cell office:value-type="string" table:style-name="ce77">
            <text:p>A2</text:p>
          </table:table-cell>
          <table:table-cell table:style-name="ce11"/>
          <table:table-cell office:value-type="float" office:value="5.6000000000000001E-2" table:style-name="ce91">
            <text:p>0.056</text:p>
          </table:table-cell>
          <table:table-cell office:value-type="string" table:style-name="ce79">
            <text:p>A2</text:p>
          </table:table-cell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11"/>
          <table:table-cell table:style-name="ce90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table:number-columns-repeated="5" table:style-name="ce11"/>
          <table:table-cell table:style-name="ce93"/>
          <table:table-cell table:number-columns-repeated="2" table:style-name="ce50"/>
          <table:table-cell table:style-name="ce93"/>
          <table:table-cell table:number-columns-repeated="2" table:style-name="ce50"/>
          <table:table-cell table:style-name="ce93"/>
          <table:table-cell table:number-columns-repeated="2" table:style-name="ce50"/>
          <table:table-cell table:style-name="ce93"/>
          <table:table-cell table:style-name="ce50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40">
            <text:p>F</text:p>
          </table:table-cell>
          <table:table-cell office:value-type="string" table:style-name="ce41">
            <text:p>CUSTOMER SERVICES OPERATING EXPENDITURE</text:p>
          </table:table-cell>
          <table:table-cell table:style-name="ce42"/>
          <table:table-cell table:style-name="ce39"/>
          <table:table-cell table:style-name="ce11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50"/>
          <table:table-cell table:style-name="ce56"/>
          <table:table-cell table:style-name="ce4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56"/>
          <table:table-cell table:style-name="ce11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59" table:style-name="ce59">
            <text:p>59</text:p>
          </table:table-cell>
          <table:table-cell office:value-type="string" table:style-name="ce58">
            <text:p>General customer services operating expenditure Total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6.4179999999999993" table:style-name="ce94">
            <text:p>6.41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.7670000000000003" table:style-name="ce94">
            <text:p>6.767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.2840000000000007" table:style-name="ce94">
            <text:p>6.284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6.3369999999999997" table:style-name="ce71">
            <text:p>6.337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6.8979999999999997" table:style-name="ce71">
            <text:p>6.898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6.4530000000000003" table:style-name="ce72">
            <text:p>6.453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i</text:p>
          </table:table-cell>
          <table:table-cell office:value-type="string" table:style-name="ce58">
            <text:p>Employment cost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3.673" table:style-name="ce94">
            <text:p>3.673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4080000000000004" table:style-name="ce94">
            <text:p>3.40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1880000000000002" table:style-name="ce94">
            <text:p>3.18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5009999999999999" table:style-name="ce71">
            <text:p>3.501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3.972" table:style-name="ce71">
            <text:p>3.972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3.9329999999999998" table:style-name="ce72">
            <text:p>3.933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ii</text:p>
          </table:table-cell>
          <table:table-cell office:value-type="string" table:style-name="ce58">
            <text:p>Hired and contracted cost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3.1389999999999998" table:style-name="ce94">
            <text:p>3.13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3919999999999999" table:style-name="ce94">
            <text:p>3.392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1880000000000002" table:style-name="ce94">
            <text:p>3.188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3.0179999999999998" table:style-name="ce71">
            <text:p>3.018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.8759999999999999" table:style-name="ce71">
            <text:p>2.876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.593" table:style-name="ce72">
            <text:p>2.593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iii</text:p>
          </table:table-cell>
          <table:table-cell office:value-type="string" table:style-name="ce58">
            <text:p>Other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0.61099999999999999" table:style-name="ce94">
            <text:p>0.611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73899999999999999" table:style-name="ce94">
            <text:p>0.73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81899999999999995" table:style-name="ce94">
            <text:p>0.819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0.73799999999999999" table:style-name="ce71">
            <text:p>0.738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98499999999999999" table:style-name="ce71">
            <text:p>0.98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0.95099999999999996" table:style-name="ce72">
            <text:p>0.951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iv</text:p>
          </table:table-cell>
          <table:table-cell office:value-type="string" table:style-name="ce58">
            <text:p>Adjustment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-1.0049999999999999" table:style-name="ce94">
            <text:p>-1.005</text:p>
          </table:table-cell>
          <table:table-cell office:value-type="string" table:style-name="ce61">
            <text:p>B3</text:p>
          </table:table-cell>
          <table:table-cell table:style-name="ce46"/>
          <table:table-cell office:value-type="float" office:value="-0.77200000000000002" table:style-name="ce94">
            <text:p>-0.772</text:p>
          </table:table-cell>
          <table:table-cell office:value-type="string" table:style-name="ce61">
            <text:p>B3</text:p>
          </table:table-cell>
          <table:table-cell table:style-name="ce46"/>
          <table:table-cell office:value-type="float" office:value="-0.91100000000000003" table:style-name="ce94">
            <text:p>-0.911</text:p>
          </table:table-cell>
          <table:table-cell office:value-type="string" table:style-name="ce61">
            <text:p>B3</text:p>
          </table:table-cell>
          <table:table-cell table:style-name="ce46"/>
          <table:table-cell office:value-type="float" office:value="-0.92" table:style-name="ce71">
            <text:p>-0.920</text:p>
          </table:table-cell>
          <table:table-cell office:value-type="string" table:style-name="ce62">
            <text:p>B3</text:p>
          </table:table-cell>
          <table:table-cell table:style-name="ce11"/>
          <table:table-cell office:value-type="float" office:value="-0.93500000000000005" table:style-name="ce71">
            <text:p>-0.935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-1.024" table:style-name="ce72">
            <text:p>-1.024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60" table:style-name="ce59">
            <text:p>60</text:p>
          </table:table-cell>
          <table:table-cell office:value-type="string" table:style-name="ce58">
            <text:p>Outstanding revenue collection operating expenditure (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string" table:style-name="ce59">
            <text:p>60a</text:p>
          </table:table-cell>
          <table:table-cell office:value-type="string" table:style-name="ce58">
            <text:p>Outstanding revenue collection operating expenditure (non 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2.1179999999999999" table:style-name="ce98">
            <text:p>2.118</text:p>
          </table:table-cell>
          <table:table-cell office:value-type="string" table:style-name="ce99">
            <text:p>DX</text:p>
          </table:table-cell>
          <table:table-cell table:style-name="ce46"/>
          <table:table-cell office:value-type="float" office:value="2.2689999999999997" table:style-name="ce98">
            <text:p>2.269</text:p>
          </table:table-cell>
          <table:table-cell office:value-type="string" table:style-name="ce99">
            <text:p>DX</text:p>
          </table:table-cell>
          <table:table-cell table:style-name="ce46"/>
          <table:table-cell office:value-type="float" office:value="2.242" table:style-name="ce98">
            <text:p>2.242</text:p>
          </table:table-cell>
          <table:table-cell office:value-type="string" table:style-name="ce99">
            <text:p>DX</text:p>
          </table:table-cell>
          <table:table-cell table:style-name="ce46"/>
          <table:table-cell office:value-type="float" office:value="1.9339999999999999" table:style-name="ce71">
            <text:p>1.934</text:p>
          </table:table-cell>
          <table:table-cell office:value-type="string" table:style-name="ce62">
            <text:p>DX</text:p>
          </table:table-cell>
          <table:table-cell table:style-name="ce11"/>
          <table:table-cell office:value-type="float" office:value="1.95" table:style-name="ce71">
            <text:p>1.950</text:p>
          </table:table-cell>
          <table:table-cell office:value-type="string" table:style-name="ce62">
            <text:p>A2</text:p>
          </table:table-cell>
          <table:table-cell table:style-name="ce11"/>
          <table:table-cell office:value-type="float" office:value="2.0979999999999999" table:style-name="ce72">
            <text:p>2.098</text:p>
          </table:table-cell>
          <table:table-cell office:value-type="string" table:style-name="ce64">
            <text:p>A2</text:p>
          </table:table-cell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61" table:style-name="ce59">
            <text:p>61</text:p>
          </table:table-cell>
          <table:table-cell office:value-type="string" table:style-name="ce58">
            <text:p>Donations to charitable trusts assisting customers in debt (households)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46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62" table:style-name="ce59">
            <text:p>62</text:p>
          </table:table-cell>
          <table:table-cell office:value-type="string" table:style-name="ce58">
            <text:p>Operating expenditure due to vulnerable household customers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table:style-name="ce88"/>
          <table:table-cell table:style-name="ce89"/>
          <table:table-cell table:style-name="ce6"/>
          <table:table-cell table:style-name="ce88"/>
          <table:table-cell table:style-name="ce89"/>
          <table:table-cell table:style-name="ce6"/>
          <table:table-cell table:style-name="ce88"/>
          <table:table-cell table:style-name="ce89"/>
          <table:table-cell table:style-name="ce6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88"/>
          <table:table-cell table:style-name="ce89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11"/>
          <table:table-cell table:style-name="ce96"/>
          <table:table-cell table:style-name="ce97"/>
          <table:table-cell table:style-name="ce5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7"/>
          <table:table-cell office:value-type="float" office:value="63" table:style-name="ce59">
            <text:p>63</text:p>
          </table:table-cell>
          <table:table-cell office:value-type="string" table:style-name="ce58">
            <text:p>Total customer services operating expenditure</text:p>
          </table:table-cell>
          <table:table-cell office:value-type="string" table:style-name="ce59">
            <text:p>£m</text:p>
          </table:table-cell>
          <table:table-cell office:value-type="float" office:value="3" table:style-name="ce59">
            <text:p>3</text:p>
          </table:table-cell>
          <table:table-cell table:style-name="ce11"/>
          <table:table-cell office:value-type="float" office:value="8.5359999999999996" table:style-name="ce94">
            <text:p>8.53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9.0359999999999996" table:style-name="ce94">
            <text:p>9.03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5259999999999998" table:style-name="ce94">
            <text:p>8.526</text:p>
          </table:table-cell>
          <table:table-cell office:value-type="string" table:style-name="ce61">
            <text:p>A2</text:p>
          </table:table-cell>
          <table:table-cell table:style-name="ce46"/>
          <table:table-cell office:value-type="float" office:value="8.270999999999999" table:style-name="ce60">
            <text:p>8.271</text:p>
          </table:table-cell>
          <table:table-cell office:value-type="string" table:style-name="ce77">
            <text:p>A2</text:p>
          </table:table-cell>
          <table:table-cell table:style-name="ce11"/>
          <table:table-cell office:value-type="float" office:value="8.847999999999999" table:style-name="ce60">
            <text:p>8.848</text:p>
          </table:table-cell>
          <table:table-cell office:value-type="string" table:style-name="ce77">
            <text:p>A2</text:p>
          </table:table-cell>
          <table:table-cell table:style-name="ce11"/>
          <table:table-cell office:value-type="float" office:value="8.5510000000000002" table:style-name="ce63">
            <text:p>8.551</text:p>
          </table:table-cell>
          <table:table-cell office:value-type="string" table:style-name="ce79">
            <text:p>A2</text:p>
          </table:table-cell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11"/>
          <table:table-cell table:style-name="ce95"/>
          <table:table-cell table:style-name="ce66"/>
          <table:table-cell table:style-name="ce47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100"/>
          <table:table-cell table:number-columns-repeated="6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number-columns-repeated="2" table:style-name="ce101"/>
          <table:table-cell table:style-name="ce102"/>
          <table:table-cell table:style-name="ce103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number-columns-repeated="32" table:style-name="ce104"/>
          <table:table-cell table:style-name="ce39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number-columns-repeated="32" table:style-name="ce6"/>
          <table:table-cell table:style-name="ce105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style-name="ro1">
          <table:table-cell/>
          <table:table-cell table:style-name="ce6"/>
          <table:table-cell table:number-columns-spanned="5" table:number-rows-spanned="1" table:style-name="ce106"/>
          <table:covered-table-cell table:number-columns-repeated="4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number-columns-repeated="2" table:style-name="ce6"/>
          <table:table-cell table:style-name="ce11"/>
          <table:table-cell table:style-name="ce6"/>
          <table:table-cell table:style-name="ce105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number-rows-repeated="11" table:style-name="ro1">
          <table:table-cell/>
          <table:table-cell table:number-columns-repeated="32" table:style-name="ce6"/>
          <table:table-cell table:style-name="ce105"/>
          <table:table-cell table:number-columns-repeated="5" table:style-name="ce6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number-rows-repeated="37" table:style-name="ro1">
          <table:table-cell table:number-columns-repeated="39"/>
          <table:table-cell table:style-name="ce48"/>
          <table:table-cell table:number-columns-repeated="2" table:style-name="ce6"/>
          <table:table-cell table:number-columns-repeated="2" table:style-name="ce48"/>
          <table:table-cell table:number-columns-repeated="16340"/>
        </table:table-row>
        <table:table-row table:number-rows-repeated="4" table:style-name="ro1">
          <table:table-cell table:number-columns-repeated="39"/>
          <table:table-cell table:number-columns-repeated="3" table:style-name="ce6"/>
          <table:table-cell table:number-columns-repeated="2" table:style-name="ce48"/>
          <table:table-cell table:number-columns-repeated="16340"/>
        </table:table-row>
        <table:table-row table:number-rows-repeated="1048455" table:style-name="ro1">
          <table:table-cell table:number-columns-repeated="16384"/>
        </table:table-row>
        <table:named-expressions>
          <table:named-range table:name="Print_Area" table:cell-range-address="Table_6a.$A$1:Table_6a.$AI$67" table:base-cell-address="Table_6a.$A$1"/>
        </table:named-expressions>
      </table:table>
      <table:table table:name="'file:///C:/PBU/Business%20Support/Business%20Unit/CIM/2010-11%20Q1%20CIM%20Template/Q1%20CIM%20Template%20-%20Regulator.xls'#Analysis" table:style-name="ta2">
        <table:table-source xlink:href="file:///C:/PBU/Business%20Support/Business%20Unit/CIM/2010-11%20Q1%20CIM%20Template/Q1%20CIM%20Template%20-%20Regulator.xls" table:table-name="Analy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Lists" table:style-name="ta2">
        <table:table-source xlink:href="file:///C:/PBU/Business%20Support/Business%20Unit/CIM/2010-11%20Q1%20CIM%20Template/Q1%20CIM%20Template%20-%20Regulator.xls" table:table-name="Lists" table:mode="copy-results-only"/>
        <table:table-column/>
        <table:table-row table:number-rows-repeated="16">
          <table:table-cell table:number-columns-repeated="16384"/>
        </table:table-row>
        <table:table-row>
          <table:table-cell/>
          <table:table-cell office:value-type="string" office:string-value="01"/>
          <table:table-cell table:number-columns-repeated="16382"/>
        </table:table-row>
        <table:table-row>
          <table:table-cell/>
          <table:table-cell office:value-type="string" office:string-value="02"/>
          <table:table-cell table:number-columns-repeated="16382"/>
        </table:table-row>
        <table:table-row>
          <table:table-cell/>
          <table:table-cell office:value-type="string" office:string-value="03"/>
          <table:table-cell table:number-columns-repeated="16382"/>
        </table:table-row>
        <table:table-row>
          <table:table-cell/>
          <table:table-cell office:value-type="string" office:string-value="04"/>
          <table:table-cell table:number-columns-repeated="16382"/>
        </table:table-row>
        <table:table-row>
          <table:table-cell/>
          <table:table-cell office:value-type="string" office:string-value="05"/>
          <table:table-cell table:number-columns-repeated="16382"/>
        </table:table-row>
        <table:table-row>
          <table:table-cell/>
          <table:table-cell office:value-type="string" office:string-value="06"/>
          <table:table-cell table:number-columns-repeated="16382"/>
        </table:table-row>
        <table:table-row>
          <table:table-cell/>
          <table:table-cell office:value-type="string" office:string-value="07"/>
          <table:table-cell table:number-columns-repeated="16382"/>
        </table:table-row>
        <table:table-row>
          <table:table-cell/>
          <table:table-cell office:value-type="string" office:string-value="08"/>
          <table:table-cell table:number-columns-repeated="16382"/>
        </table:table-row>
        <table:table-row>
          <table:table-cell/>
          <table:table-cell office:value-type="string" office:string-value="09"/>
          <table:table-cell table:number-columns-repeated="16382"/>
        </table:table-row>
        <table:table-row>
          <table:table-cell/>
          <table:table-cell office:value-type="string" office:string-value="10"/>
          <table:table-cell table:number-columns-repeated="16382"/>
        </table:table-row>
        <table:table-row>
          <table:table-cell/>
          <table:table-cell office:value-type="string" office:string-value="11"/>
          <table:table-cell table:number-columns-repeated="16382"/>
        </table:table-row>
        <table:table-row>
          <table:table-cell/>
          <table:table-cell office:value-type="string" office:string-value="12"/>
          <table:table-cell table:number-columns-repeated="16382"/>
        </table:table-row>
        <table:table-row>
          <table:table-cell/>
          <table:table-cell office:value-type="string" office:string-value="13"/>
          <table:table-cell table:number-columns-repeated="16382"/>
        </table:table-row>
        <table:table-row>
          <table:table-cell/>
          <table:table-cell office:value-type="string" office:string-value="14"/>
          <table:table-cell table:number-columns-repeated="16382"/>
        </table:table-row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00"/>
          <table:table-cell table:number-columns-repeated="16382"/>
        </table:table-row>
        <table:table-row>
          <table:table-cell/>
          <table:table-cell office:value-type="string" office:string-value="01"/>
          <table:table-cell table:number-columns-repeated="16382"/>
        </table:table-row>
        <table:table-row>
          <table:table-cell/>
          <table:table-cell office:value-type="string" office:string-value="02"/>
          <table:table-cell table:number-columns-repeated="16382"/>
        </table:table-row>
        <table:table-row>
          <table:table-cell/>
          <table:table-cell office:value-type="string" office:string-value="03"/>
          <table:table-cell table:number-columns-repeated="16382"/>
        </table:table-row>
        <table:table-row>
          <table:table-cell/>
          <table:table-cell office:value-type="string" office:string-value="04"/>
          <table:table-cell table:number-columns-repeated="16382"/>
        </table:table-row>
        <table:table-row>
          <table:table-cell/>
          <table:table-cell office:value-type="string" office:string-value="05"/>
          <table:table-cell table:number-columns-repeated="16382"/>
        </table:table-row>
        <table:table-row>
          <table:table-cell/>
          <table:table-cell office:value-type="string" office:string-value="06"/>
          <table:table-cell table:number-columns-repeated="16382"/>
        </table:table-row>
        <table:table-row>
          <table:table-cell/>
          <table:table-cell office:value-type="string" office:string-value="07"/>
          <table:table-cell table:number-columns-repeated="16382"/>
        </table:table-row>
        <table:table-row>
          <table:table-cell/>
          <table:table-cell office:value-type="string" office:string-value="08"/>
          <table:table-cell table:number-columns-repeated="16382"/>
        </table:table-row>
        <table:table-row>
          <table:table-cell/>
          <table:table-cell office:value-type="string" office:string-value="09"/>
          <table:table-cell table:number-columns-repeated="16382"/>
        </table:table-row>
        <table:table-row>
          <table:table-cell/>
          <table:table-cell office:value-type="string" office:string-value="10"/>
          <table:table-cell table:number-columns-repeated="16382"/>
        </table:table-row>
        <table:table-row>
          <table:table-cell/>
          <table:table-cell office:value-type="string" office:string-value="11"/>
          <table:table-cell table:number-columns-repeated="16382"/>
        </table:table-row>
        <table:table-row>
          <table:table-cell/>
          <table:table-cell office:value-type="string" office:string-value="12"/>
          <table:table-cell table:number-columns-repeated="16382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15"/>
          <table:table-cell table:number-columns-repeated="16382"/>
        </table:table-row>
        <table:table-row>
          <table:table-cell/>
          <table:table-cell office:value-type="string" office:string-value="16"/>
          <table:table-cell table:number-columns-repeated="16382"/>
        </table:table-row>
        <table:table-row>
          <table:table-cell/>
          <table:table-cell office:value-type="string" office:string-value="17"/>
          <table:table-cell table:number-columns-repeated="16382"/>
        </table:table-row>
        <table:table-row>
          <table:table-cell/>
          <table:table-cell office:value-type="string" office:string-value="18"/>
          <table:table-cell table:number-columns-repeated="16382"/>
        </table:table-row>
        <table:table-row>
          <table:table-cell/>
          <table:table-cell office:value-type="string" office:string-value="19"/>
          <table:table-cell table:number-columns-repeated="16382"/>
        </table:table-row>
        <table:table-row>
          <table:table-cell/>
          <table:table-cell office:value-type="string" office:string-value="20"/>
          <table:table-cell table:number-columns-repeated="16382"/>
        </table:table-row>
        <table:table-row>
          <table:table-cell/>
          <table:table-cell office:value-type="string" office:string-value="21"/>
          <table:table-cell table:number-columns-repeated="16382"/>
        </table:table-row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string" office:string-value="2010-11_Q1"/>
          <table:table-cell table:number-columns-repeated="16381"/>
        </table:table-row>
        <table:table-row>
          <table:table-cell table:number-columns-repeated="2"/>
          <table:table-cell office:value-type="string" office:string-value="2010-11_Q2"/>
          <table:table-cell table:number-columns-repeated="16381"/>
        </table:table-row>
        <table:table-row>
          <table:table-cell table:number-columns-repeated="2"/>
          <table:table-cell office:value-type="string" office:string-value="2010-11_Q3"/>
          <table:table-cell table:number-columns-repeated="16381"/>
        </table:table-row>
        <table:table-row>
          <table:table-cell table:number-columns-repeated="2"/>
          <table:table-cell office:value-type="string" office:string-value="2010-11_Q4"/>
          <table:table-cell table:number-columns-repeated="16381"/>
        </table:table-row>
        <table:table-row>
          <table:table-cell table:number-columns-repeated="2"/>
          <table:table-cell office:value-type="string" office:string-value="2011-12_Q1"/>
          <table:table-cell table:number-columns-repeated="16381"/>
        </table:table-row>
        <table:table-row>
          <table:table-cell table:number-columns-repeated="2"/>
          <table:table-cell office:value-type="string" office:string-value="2011-12_Q2"/>
          <table:table-cell table:number-columns-repeated="16381"/>
        </table:table-row>
        <table:table-row>
          <table:table-cell table:number-columns-repeated="2"/>
          <table:table-cell office:value-type="string" office:string-value="2011-12_Q3"/>
          <table:table-cell table:number-columns-repeated="16381"/>
        </table:table-row>
        <table:table-row>
          <table:table-cell table:number-columns-repeated="2"/>
          <table:table-cell office:value-type="string" office:string-value="2011-12_Q4"/>
          <table:table-cell table:number-columns-repeated="16381"/>
        </table:table-row>
        <table:table-row>
          <table:table-cell table:number-columns-repeated="2"/>
          <table:table-cell office:value-type="string" office:string-value="2012-13_Q1"/>
          <table:table-cell table:number-columns-repeated="16381"/>
        </table:table-row>
        <table:table-row>
          <table:table-cell table:number-columns-repeated="2"/>
          <table:table-cell office:value-type="string" office:string-value="2012-13_Q2"/>
          <table:table-cell table:number-columns-repeated="16381"/>
        </table:table-row>
        <table:table-row>
          <table:table-cell table:number-columns-repeated="2"/>
          <table:table-cell office:value-type="string" office:string-value="2012-13_Q3"/>
          <table:table-cell table:number-columns-repeated="16381"/>
        </table:table-row>
        <table:table-row>
          <table:table-cell table:number-columns-repeated="2"/>
          <table:table-cell office:value-type="string" office:string-value="2012-13_Q4"/>
          <table:table-cell table:number-columns-repeated="16381"/>
        </table:table-row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DWI"/>
          <table:table-cell table:number-columns-repeated="16382"/>
        </table:table-row>
        <table:table-row>
          <table:table-cell/>
          <table:table-cell office:value-type="string" office:string-value="NIEA"/>
          <table:table-cell table:number-columns-repeated="16382"/>
        </table:table-row>
        <table:table-row>
          <table:table-cell/>
          <table:table-cell office:value-type="string" office:string-value="DRD"/>
          <table:table-cell table:number-columns-repeated="16382"/>
        </table:table-row>
        <table:table-row>
          <table:table-cell/>
          <table:table-cell office:value-type="string" office:string-value="UR"/>
          <table:table-cell table:number-columns-repeated="16382"/>
        </table:table-row>
        <table:table-row table:number-rows-repeated="1048489">
          <table:table-cell table:number-columns-repeated="16382"/>
        </table:table-row>
      </table:table>
      <table:table table:name="'file:///C:/PBU/Business%20Support/Business%20Unit/CIM/2010-11%20Q1%20CIM%20Template/Q1%20CIM%20Template%20-%20Regulator.xls'#User_notes1" table:style-name="ta2">
        <table:table-source xlink:href="file:///C:/PBU/Business%20Support/Business%20Unit/CIM/2010-11%20Q1%20CIM%20Template/Q1%20CIM%20Template%20-%20Regulator.xls" table:table-name="User_no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(NIAUR)_C5-1_V3_00_1" table:style-name="ta2">
        <table:table-source xlink:href="file:///C:/PBU/Business%20Support/Business%20Unit/CIM/2010-11%20Q1%20CIM%20Template/Q1%20CIM%20Template%20-%20Regulator.xls" table:table-name="(NIAUR)_C5-1_V3_00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5_Baseline_-_NIAUR1" table:style-name="ta2">
        <table:table-source xlink:href="file:///C:/PBU/Business%20Support/Business%20Unit/CIM/2010-11%20Q1%20CIM%20Template/Q1%20CIM%20Template%20-%20Regulator.xls" table:table-name="C5_Baseline_-_NIAU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5_B'line_NIAUR_M&amp;G1" table:style-name="ta2">
        <table:table-source xlink:href="file:///C:/PBU/Business%20Support/Business%20Unit/CIM/2010-11%20Q1%20CIM%20Template/Q1%20CIM%20Template%20-%20Regulator.xls" table:table-name="C5_B'line_NIAUR_M&amp;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IM_Data_Sheet1" table:style-name="ta2">
        <table:table-source xlink:href="file:///C:/PBU/Business%20Support/Business%20Unit/CIM/2010-11%20Q1%20CIM%20Template/Q1%20CIM%20Template%20-%20Regulator.xls" table:table-name="CIM_Data_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Table_C5-1_Allocation_at_v2_001" table:style-name="ta2">
        <table:table-source xlink:href="file:///C:/PBU/Business%20Support/Business%20Unit/CIM/2010-11%20Q1%20CIM%20Template/Q1%20CIM%20Template%20-%20Regulator.xls" table:table-name="Table_C5-1_Allocation_at_v2_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User_notes" table:style-name="ta2">
        <table:table-source xlink:href="file:///C:/PBU/Business%20Support/Business%20Unit/CIM/2010-11%20Q1%20CIM%20Template/Q1%20CIM%20Template%20-%20Regulator.xls" table:table-name="User_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(NIAUR)_C5-1_V3_00_" table:style-name="ta2">
        <table:table-source xlink:href="file:///C:/PBU/Business%20Support/Business%20Unit/CIM/2010-11%20Q1%20CIM%20Template/Q1%20CIM%20Template%20-%20Regulator.xls" table:table-name="(NIAUR)_C5-1_V3_00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5_Baseline_-_NIAUR" table:style-name="ta2">
        <table:table-source xlink:href="file:///C:/PBU/Business%20Support/Business%20Unit/CIM/2010-11%20Q1%20CIM%20Template/Q1%20CIM%20Template%20-%20Regulator.xls" table:table-name="C5_Baseline_-_NIAU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5_B'line_NIAUR_M&amp;G" table:style-name="ta2">
        <table:table-source xlink:href="file:///C:/PBU/Business%20Support/Business%20Unit/CIM/2010-11%20Q1%20CIM%20Template/Q1%20CIM%20Template%20-%20Regulator.xls" table:table-name="C5_B'line_NIAUR_M&amp;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CIM_Data_Sheet" table:style-name="ta2">
        <table:table-source xlink:href="file:///C:/PBU/Business%20Support/Business%20Unit/CIM/2010-11%20Q1%20CIM%20Template/Q1%20CIM%20Template%20-%20Regulator.xls" table:table-name="CIM_Data_Shee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BU/Business%20Support/Business%20Unit/CIM/2010-11%20Q1%20CIM%20Template/Q1%20CIM%20Template%20-%20Regulator.xls'#Table_C5-1_Allocation_at_v2_00" table:style-name="ta2">
        <table:table-source xlink:href="file:///C:/PBU/Business%20Support/Business%20Unit/CIM/2010-11%20Q1%20CIM%20Template/Q1%20CIM%20Template%20-%20Regulator.xls" table:table-name="Table_C5-1_Allocation_at_v2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Total_by_Proj1" table:style-name="ta2">
        <table:table-source xlink:href="file:///C:/Documents%20and%20Settings/gardinerT/Local%20Settings/Temporary%20Internet%20Files/OLKB2/20100922%20C5%201%20FD%20modifications%20Baseline%20Plan%201700.xls" table:table-name="Total_by_Proj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A_by_Proj_1st_digit1" table:style-name="ta2">
        <table:table-source xlink:href="file:///C:/Documents%20and%20Settings/gardinerT/Local%20Settings/Temporary%20Internet%20Files/OLKB2/20100922%20C5%201%20FD%20modifications%20Baseline%20Plan%201700.xls" table:table-name="SA_by_Proj_1st_digi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erv_Act_by_Acc_Sum1" table:style-name="ta2">
        <table:table-source xlink:href="file:///C:/Documents%20and%20Settings/gardinerT/Local%20Settings/Temporary%20Internet%20Files/OLKB2/20100922%20C5%201%20FD%20modifications%20Baseline%20Plan%201700.xls" table:table-name="Serv_Act_by_Acc_Su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By_Cont_Code1" table:style-name="ta2">
        <table:table-source xlink:href="file:///C:/Documents%20and%20Settings/gardinerT/Local%20Settings/Temporary%20Internet%20Files/OLKB2/20100922%20C5%201%20FD%20modifications%20Baseline%20Plan%201700.xls" table:table-name="By_Cont_Cod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EP_exc_Sal_OH1" table:style-name="ta2">
        <table:table-source xlink:href="file:///C:/Documents%20and%20Settings/gardinerT/Local%20Settings/Temporary%20Internet%20Files/OLKB2/20100922%20C5%201%20FD%20modifications%20Baseline%20Plan%201700.xls" table:table-name="EP_exc_Sal_O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Non_J&amp;K1" table:style-name="ta2">
        <table:table-source xlink:href="file:///C:/Documents%20and%20Settings/gardinerT/Local%20Settings/Temporary%20Internet%20Files/OLKB2/20100922%20C5%201%20FD%20modifications%20Baseline%20Plan%201700.xls" table:table-name="Non_EP_Non_J&amp;K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analysis1" table:style-name="ta2">
        <table:table-source xlink:href="file:///C:/Documents%20and%20Settings/gardinerT/Local%20Settings/Temporary%20Internet%20Files/OLKB2/20100922%20C5%201%20FD%20modifications%20Baseline%20Plan%201700.xls" table:table-name="Non_EP_analy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output1" table:style-name="ta2">
        <table:table-source xlink:href="file:///C:/Documents%20and%20Settings/gardinerT/Local%20Settings/Temporary%20Internet%20Files/OLKB2/20100922%20C5%201%20FD%20modifications%20Baseline%20Plan%201700.xls" table:table-name="NON_EP_outpu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AM_J&amp;K_Projects1" table:style-name="ta2">
        <table:table-source xlink:href="file:///C:/Documents%20and%20Settings/gardinerT/Local%20Settings/Temporary%20Internet%20Files/OLKB2/20100922%20C5%201%20FD%20modifications%20Baseline%20Plan%201700.xls" table:table-name="AM_J&amp;K_Projec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al_O�H_and_Con1" table:style-name="ta2">
        <table:table-source xlink:href="file:///C:/Documents%20and%20Settings/gardinerT/Local%20Settings/Temporary%20Internet%20Files/OLKB2/20100922%20C5%201%20FD%20modifications%20Baseline%20Plan%201700.xls" table:table-name="Sal_O�H_and_C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Xtab_Proj_1st_Dig_summary_1" table:style-name="ta2">
        <table:table-source xlink:href="file:///C:/Documents%20and%20Settings/gardinerT/Local%20Settings/Temporary%20Internet%20Files/OLKB2/20100922%20C5%201%20FD%20modifications%20Baseline%20Plan%201700.xls" table:table-name="Xtab_Proj_1st_Dig_summary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Excp_Non_EP_AM_J&amp;K1" table:style-name="ta2">
        <table:table-source xlink:href="file:///C:/Documents%20and%20Settings/gardinerT/Local%20Settings/Temporary%20Internet%20Files/OLKB2/20100922%20C5%201%20FD%20modifications%20Baseline%20Plan%201700.xls" table:table-name="Excp_Non_EP_AM_J&amp;K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Xtab_Acc_summary1" table:style-name="ta2">
        <table:table-source xlink:href="file:///C:/Documents%20and%20Settings/gardinerT/Local%20Settings/Temporary%20Internet%20Files/OLKB2/20100922%20C5%201%20FD%20modifications%20Baseline%20Plan%201700.xls" table:table-name="Xtab_Acc_summary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Lists" table:style-name="ta2">
        <table:table-source xlink:href="file:///C:/Documents%20and%20Settings/gardinerT/Local%20Settings/Temporary%20Internet%20Files/OLKB2/20100922%20C5%201%20FD%20modifications%20Baseline%20Plan%201700.xls" table:table-name="Lis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Total_by_Proj" table:style-name="ta2">
        <table:table-source xlink:href="file:///C:/Documents%20and%20Settings/gardinerT/Local%20Settings/Temporary%20Internet%20Files/OLKB2/20100922%20C5%201%20FD%20modifications%20Baseline%20Plan%201700.xls" table:table-name="Total_by_Proj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A_by_Proj_1st_digit" table:style-name="ta2">
        <table:table-source xlink:href="file:///C:/Documents%20and%20Settings/gardinerT/Local%20Settings/Temporary%20Internet%20Files/OLKB2/20100922%20C5%201%20FD%20modifications%20Baseline%20Plan%201700.xls" table:table-name="SA_by_Proj_1st_dig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erv_Act_by_Acc_Sum" table:style-name="ta2">
        <table:table-source xlink:href="file:///C:/Documents%20and%20Settings/gardinerT/Local%20Settings/Temporary%20Internet%20Files/OLKB2/20100922%20C5%201%20FD%20modifications%20Baseline%20Plan%201700.xls" table:table-name="Serv_Act_by_Acc_Su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By_Cont_Code" table:style-name="ta2">
        <table:table-source xlink:href="file:///C:/Documents%20and%20Settings/gardinerT/Local%20Settings/Temporary%20Internet%20Files/OLKB2/20100922%20C5%201%20FD%20modifications%20Baseline%20Plan%201700.xls" table:table-name="By_Cont_Cod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EP_exc_Sal_OH" table:style-name="ta2">
        <table:table-source xlink:href="file:///C:/Documents%20and%20Settings/gardinerT/Local%20Settings/Temporary%20Internet%20Files/OLKB2/20100922%20C5%201%20FD%20modifications%20Baseline%20Plan%201700.xls" table:table-name="EP_exc_Sal_O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Non_J&amp;K" table:style-name="ta2">
        <table:table-source xlink:href="file:///C:/Documents%20and%20Settings/gardinerT/Local%20Settings/Temporary%20Internet%20Files/OLKB2/20100922%20C5%201%20FD%20modifications%20Baseline%20Plan%201700.xls" table:table-name="Non_EP_Non_J&amp;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analysis" table:style-name="ta2">
        <table:table-source xlink:href="file:///C:/Documents%20and%20Settings/gardinerT/Local%20Settings/Temporary%20Internet%20Files/OLKB2/20100922%20C5%201%20FD%20modifications%20Baseline%20Plan%201700.xls" table:table-name="Non_EP_analy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NON_EP_output" table:style-name="ta2">
        <table:table-source xlink:href="file:///C:/Documents%20and%20Settings/gardinerT/Local%20Settings/Temporary%20Internet%20Files/OLKB2/20100922%20C5%201%20FD%20modifications%20Baseline%20Plan%201700.xls" table:table-name="NON_EP_out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AM_J&amp;K_Projects" table:style-name="ta2">
        <table:table-source xlink:href="file:///C:/Documents%20and%20Settings/gardinerT/Local%20Settings/Temporary%20Internet%20Files/OLKB2/20100922%20C5%201%20FD%20modifications%20Baseline%20Plan%201700.xls" table:table-name="AM_J&amp;K_Projec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Sal_O�H_and_Con" table:style-name="ta2">
        <table:table-source xlink:href="file:///C:/Documents%20and%20Settings/gardinerT/Local%20Settings/Temporary%20Internet%20Files/OLKB2/20100922%20C5%201%20FD%20modifications%20Baseline%20Plan%201700.xls" table:table-name="Sal_O�H_and_C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Xtab_Proj_1st_Dig_summary_" table:style-name="ta2">
        <table:table-source xlink:href="file:///C:/Documents%20and%20Settings/gardinerT/Local%20Settings/Temporary%20Internet%20Files/OLKB2/20100922%20C5%201%20FD%20modifications%20Baseline%20Plan%201700.xls" table:table-name="Xtab_Proj_1st_Dig_summary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Excp_Non_EP_AM_J&amp;K" table:style-name="ta2">
        <table:table-source xlink:href="file:///C:/Documents%20and%20Settings/gardinerT/Local%20Settings/Temporary%20Internet%20Files/OLKB2/20100922%20C5%201%20FD%20modifications%20Baseline%20Plan%201700.xls" table:table-name="Excp_Non_EP_AM_J&amp;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gardinerT/Local%20Settings/Temporary%20Internet%20Files/OLKB2/20100922%20C5%201%20FD%20modifications%20Baseline%20Plan%201700.xls'#Xtab_Acc_summary" table:style-name="ta2">
        <table:table-source xlink:href="file:///C:/Documents%20and%20Settings/gardinerT/Local%20Settings/Temporary%20Internet%20Files/OLKB2/20100922%20C5%201%20FD%20modifications%20Baseline%20Plan%201700.xls" table:table-name="Xtab_Acc_summary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sset_Cat_Ref" table:cell-range-address="'file:///C:/PBU/Business%20Support/Business%20Unit/CIM/2010-11%20Q1%20CIM%20Template/Q1%20CIM%20Template%20-%20Regulator.xls'#Lists.$B$17:Lists.$B$31" table:base-cell-address="Table_6a.$A$1"/>
        <table:named-range table:name="check" table:cell-range-address="'file:///C:/Documents%20and%20Settings/gardinerT/Local%20Settings/Temporary%20Internet%20Files/OLKB2/20100922%20C5%201%20FD%20modifications%20Baseline%20Plan%201700.xls'#SA_by_Proj_1st_digit1.$B$84:SA_by_Proj_1st_digit1.$B$95" table:base-cell-address="Table_6a.$A$1"/>
        <table:named-range table:name="CIM_Sub_Ref" table:cell-range-address="'file:///C:/PBU/Business%20Support/Business%20Unit/CIM/2010-11%20Q1%20CIM%20Template/Q1%20CIM%20Template%20-%20Regulator.xls'#Lists.$C$66:Lists.$C$79" table:base-cell-address="Table_6a.$A$1"/>
        <table:named-range table:name="e" table:cell-range-address="'file:///C:/Documents%20and%20Settings/gardinerT/Local%20Settings/Temporary%20Internet%20Files/OLKB2/20100922%20C5%201%20FD%20modifications%20Baseline%20Plan%201700.xls'#SA_by_Proj_1st_digit1.$B$37:SA_by_Proj_1st_digit1.$B$61" table:base-cell-address="Table_6a.$A$1"/>
        <table:named-range table:name="ee" table:cell-range-address="'file:///C:/Documents%20and%20Settings/gardinerT/Local%20Settings/Temporary%20Internet%20Files/OLKB2/20100922%20C5%201%20FD%20modifications%20Baseline%20Plan%201700.xls'#SA_by_Proj_1st_digit1.$B$17:SA_by_Proj_1st_digit1.$B$31" table:base-cell-address="Table_6a.$A$1"/>
        <table:named-range table:name="eed" table:cell-range-address="'file:///C:/Documents%20and%20Settings/gardinerT/Local%20Settings/Temporary%20Internet%20Files/OLKB2/20100922%20C5%201%20FD%20modifications%20Baseline%20Plan%201700.xls'#SA_by_Proj_1st_digit1.$B$37:SA_by_Proj_1st_digit1.$B$61" table:base-cell-address="Table_6a.$A$1"/>
        <table:named-range table:name="PC10_SubProg_Ref" table:cell-range-address="'file:///C:/PBU/Business%20Support/Business%20Unit/CIM/2010-11%20Q1%20CIM%20Template/Q1%20CIM%20Template%20-%20Regulator.xls'#Lists.$B$37:Lists.$B$61" table:base-cell-address="Table_6a.$A$1"/>
        <table:named-range table:name="Reg_SO_Ref" table:cell-range-address="'file:///C:/PBU/Business%20Support/Business%20Unit/CIM/2010-11%20Q1%20CIM%20Template/Q1%20CIM%20Template%20-%20Regulator.xls'#Lists.$B$84:Lists.$B$95" table:base-cell-address="Table_6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MT" svg:font-family="&quot;Arial M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MT" style:font-name-asian="Arial MT" style:font-name-complex="Arial MT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78740157480315in" style:print-orientation="landscape" style:print-page-order="ttb" style:first-page-number="continue" style:scale-to="51%" style:table-centering="none" style:print="objects charts drawings"/>
      <style:header-style>
        <style:header-footer-properties fo:min-height="0.275590551181102in" fo:margin-left="0.78740157480315in" fo:margin-right="0.78740157480315in" fo:margin-bottom="0in"/>
      </style:header-style>
      <style:footer-style>
        <style:header-footer-properties fo:min-height="0.275590551181102in" fo:margin-left="0.78740157480315in" fo:margin-right="0.7874015748031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Official - Regulatory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cCoy, Tara</meta:initial-creator>
    <dc:creator>McCoy, Tara</dc:creator>
    <meta:creation-date>2018-12-12T12:14:00Z</meta:creation-date>
    <dc:date>2018-12-12T12:14:51Z</dc:date>
  </office:meta>
</office:document-meta>
</file>